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8"/>
    <style:style style:name="ce5" style:family="table-cell" style:parent-style-name="Default" style:data-style-name="N43"/>
    <style:style style:name="ce6" style:family="table-cell" style:parent-style-name="Default" style:data-style-name="N60"/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style-name="ce2" table:formula="of:=[case0.H26]" office:value-type="float" office:value="0.00473819652173913">
            <text:p>0.00474</text:p>
          </table:table-cell>
          <table:table-cell table:style-name="ce2"/>
          <table:table-cell table:style-name="ce2" table:formula="of:=[case0.I26]" office:value-type="float" office:value="0.00924871782608696">
            <text:p>0.00925</text:p>
          </table:table-cell>
          <table:table-cell table:style-name="ce2"/>
          <table:table-cell table:style-name="ce2" table:formula="of:=[case0.J26]" office:value-type="float" office:value="0.00921510217391304">
            <text:p>0.00922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style-name="ce2" table:formula="of:=[case1.H26]" office:value-type="float" office:value="0.00577692260869565">
            <text:p>0.00578</text:p>
          </table:table-cell>
          <table:table-cell table:style-name="ce4" table:formula="of:=[.B4]/[.B$3]" office:value-type="percentage" office:value="1.21922393513878">
            <text:p>121.9%</text:p>
          </table:table-cell>
          <table:table-cell table:style-name="ce2" table:formula="of:=[case1.I26]" office:value-type="float" office:value="0.00972412217391305">
            <text:p>0.00972</text:p>
          </table:table-cell>
          <table:table-cell table:style-name="ce4" table:formula="of:=[.D4]/[.D$3]" office:value-type="percentage" office:value="1.05140218966192">
            <text:p>105.1%</text:p>
          </table:table-cell>
          <table:table-cell table:style-name="ce2" table:formula="of:=[case1.J26]" office:value-type="float" office:value="0.00946893">
            <text:p>0.00947</text:p>
          </table:table-cell>
          <table:table-cell table:style-name="ce4" table:formula="of:=[.F4]/[.F$3]" office:value-type="percentage" office:value="1.02754476524477">
            <text:p>102.8%</text:p>
          </table:table-cell>
        </table:table-row>
        <table:table-row table:style-name="ro1">
          <table:table-cell office:value-type="string">
            <text:p>case2</text:p>
          </table:table-cell>
          <table:table-cell table:style-name="ce2" table:formula="of:=[case2.H26]" office:value-type="float" office:value="0.00469375739130435">
            <text:p>0.00469</text:p>
          </table:table-cell>
          <table:table-cell table:style-name="ce4" table:formula="of:=[.B5]/[.B$3]" office:value-type="percentage" office:value="0.990621087531745">
            <text:p>99.1%</text:p>
          </table:table-cell>
          <table:table-cell table:style-name="ce2" table:formula="of:=[case2.I26]" office:value-type="float" office:value="0.00879601565217391">
            <text:p>0.00880</text:p>
          </table:table-cell>
          <table:table-cell table:style-name="ce4" table:formula="of:=[.D5]/[.D$3]" office:value-type="percentage" office:value="0.951052439654267">
            <text:p>95.1%</text:p>
          </table:table-cell>
          <table:table-cell table:style-name="ce2" table:formula="of:=[case2.J26]" office:value-type="float" office:value="0.00874553869565217">
            <text:p>0.00875</text:p>
          </table:table-cell>
          <table:table-cell table:style-name="ce4" table:formula="of:=[.F5]/[.F$3]" office:value-type="percentage" office:value="0.949044137612478">
            <text:p>94.9%</text:p>
          </table:table-cell>
        </table:table-row>
        <table:table-row table:style-name="ro1">
          <table:table-cell office:value-type="string">
            <text:p>case3</text:p>
          </table:table-cell>
          <table:table-cell table:style-name="ce2" table:formula="of:=[case3.H26]" office:value-type="float" office:value="0.00581636478260869">
            <text:p>0.00582</text:p>
          </table:table-cell>
          <table:table-cell table:style-name="ce4" table:formula="of:=[.B6]/[.B$3]" office:value-type="percentage" office:value="1.22754823611112">
            <text:p>122.8%</text:p>
          </table:table-cell>
          <table:table-cell table:style-name="ce2" table:formula="of:=[case3.I26]" office:value-type="float" office:value="0.0106465043478261">
            <text:p>0.01065</text:p>
          </table:table-cell>
          <table:table-cell table:style-name="ce4" table:formula="of:=[.D6]/[.D$3]" office:value-type="percentage" office:value="1.15113300546337">
            <text:p>115.1%</text:p>
          </table:table-cell>
          <table:table-cell table:style-name="ce2" table:formula="of:=[case3.J26]" office:value-type="float" office:value="0.0101176717391304">
            <text:p>0.01012</text:p>
          </table:table-cell>
          <table:table-cell table:style-name="ce4" table:formula="of:=[.F6]/[.F$3]" office:value-type="percentage" office:value="1.09794460746973">
            <text:p>109.8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lview report:</text:p>
          </table:table-cell>
          <table:table-cell table:number-columns-repeated="6"/>
        </table:table-row>
        <table:table-row table:style-name="ro1">
          <table:table-cell office:value-type="string">
            <text:p>Renderer</text:p>
          </table:table-cell>
          <table:table-cell office:value-type="string">
            <text:p><text:s/>GeForce 9800M GT/PCI/SSE2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 office:value-type="string">
            <text:p><text:s/>NVIDIA Corporation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office:value-type="string">
            <text:p><text:s/>512 MB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3.3.0</text:p>
          </table:table-cell>
          <table:table-cell table:number-columns-repeated="5"/>
        </table:table-row>
        <table:table-row table:style-name="ro1">
          <table:table-cell office:value-type="string">
            <text:p>Shading language version</text:p>
          </table:table-cell>
          <table:table-cell office:value-type="string">
            <text:p><text:s/>3.30 NVIDIA via Cg compi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PU driver</text:p>
          </table:table-cell>
          <table:table-cell office:value-type="string">
            <text:p>8.17.11.97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S</text:p>
          </table:table-cell>
          <table:table-cell office:value-type="string">
            <text:p>Windows 7 32-bit</text:p>
          </table:table-cell>
          <table:table-cell table:number-columns-repeated="5"/>
        </table:table-row>
        <table:table-row table:style-name="ro1">
          <table:table-cell office:value-type="string">
            <text:p>CPU</text:p>
          </table:table-cell>
          <table:table-cell office:value-type="string">
            <text:p>Core2 Duo T9500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string">
            <text:p>2.60GHz</text:p>
          </table:table-cell>
          <table:table-cell table:number-columns-repeated="5"/>
        </table:table-row>
        <table:table-row table:style-name="ro1">
          <table:table-cell office:value-type="string">
            <text:p>RAM</text:p>
          </table:table-cell>
          <table:table-cell office:value-type="string">
            <text:p>4 GB</text:p>
          </table:table-cell>
          <table:table-cell table:number-columns-repeated="5"/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table:number-columns-repeated="2"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575506">
            <text:p>0.01</text:p>
          </table:table-cell>
          <table:table-cell table:formula="of:=INDIRECT(ADDRESS([.L2];6;4))" office:value-type="float" office:value="0.0100943">
            <text:p>0.01</text:p>
          </table:table-cell>
          <table:table-cell table:formula="of:=INDIRECT(ADDRESS([.M2];6;4))" office:value-type="float" office:value="0.00951891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575743">
            <text:p>0.01</text:p>
          </table:table-cell>
          <table:table-cell table:formula="of:=INDIRECT(ADDRESS([.L3];6;4))" office:value-type="float" office:value="0.0104079">
            <text:p>0.01</text:p>
          </table:table-cell>
          <table:table-cell table:formula="of:=INDIRECT(ADDRESS([.M3];6;4))" office:value-type="float" office:value="0.0100011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table:number-columns-repeated="3"/>
          <table:table-cell table:formula="of:=INDIRECT(ADDRESS([.K4];6;4))" office:value-type="float" office:value="0.00575783">
            <text:p>0.01</text:p>
          </table:table-cell>
          <table:table-cell table:formula="of:=INDIRECT(ADDRESS([.L4];6;4))" office:value-type="float" office:value="0.0113715">
            <text:p>0.01</text:p>
          </table:table-cell>
          <table:table-cell table:formula="of:=INDIRECT(ADDRESS([.M4];6;4))" office:value-type="float" office:value="0.0105193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665">
            <text:p>4.3</text:p>
          </table:table-cell>
          <table:table-cell/>
          <table:table-cell table:formula="of:=INDIRECT(ADDRESS([.K5];6;4))" office:value-type="float" office:value="0.00570846">
            <text:p>0.01</text:p>
          </table:table-cell>
          <table:table-cell table:formula="of:=INDIRECT(ADDRESS([.L5];6;4))" office:value-type="float" office:value="0.0103008">
            <text:p>0.01</text:p>
          </table:table-cell>
          <table:table-cell table:formula="of:=INDIRECT(ADDRESS([.M5];6;4))" office:value-type="float" office:value="0.0100073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29667">
            <text:p>4.3</text:p>
          </table:table-cell>
          <table:table-cell/>
          <table:table-cell table:formula="of:=INDIRECT(ADDRESS([.K6];6;4))" office:value-type="float" office:value="0.00564725">
            <text:p>0.01</text:p>
          </table:table-cell>
          <table:table-cell table:formula="of:=INDIRECT(ADDRESS([.L6];6;4))" office:value-type="float" office:value="0.0102001">
            <text:p>0.01</text:p>
          </table:table-cell>
          <table:table-cell table:formula="of:=INDIRECT(ADDRESS([.M6];6;4))" office:value-type="float" office:value="0.0100134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/>
          <table:table-cell table:formula="of:=INDIRECT(ADDRESS([.K7];6;4))" office:value-type="float" office:value="0.00563816">
            <text:p>0.01</text:p>
          </table:table-cell>
          <table:table-cell table:formula="of:=INDIRECT(ADDRESS([.L7];6;4))" office:value-type="float" office:value="0.0101247">
            <text:p>0.01</text:p>
          </table:table-cell>
          <table:table-cell table:formula="of:=INDIRECT(ADDRESS([.M7];6;4))" office:value-type="float" office:value="0.00900301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9721">
            <text:p>0.02</text:p>
          </table:table-cell>
          <table:table-cell table:number-columns-repeated="3"/>
          <table:table-cell table:formula="of:=INDIRECT(ADDRESS([.K8];6;4))" office:value-type="float" office:value="0.00563026">
            <text:p>0.01</text:p>
          </table:table-cell>
          <table:table-cell table:formula="of:=INDIRECT(ADDRESS([.L8];6;4))" office:value-type="float" office:value="0.0110066">
            <text:p>0.01</text:p>
          </table:table-cell>
          <table:table-cell table:formula="of:=INDIRECT(ADDRESS([.M8];6;4))" office:value-type="float" office:value="0.0101185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9201">
            <text:p>58.92</text:p>
          </table:table-cell>
          <table:table-cell table:number-columns-repeated="3"/>
          <table:table-cell table:formula="of:=INDIRECT(ADDRESS([.K9];6;4))" office:value-type="float" office:value="0.00571873">
            <text:p>0.01</text:p>
          </table:table-cell>
          <table:table-cell table:formula="of:=INDIRECT(ADDRESS([.L9];6;4))" office:value-type="float" office:value="0.0103127">
            <text:p>0.01</text:p>
          </table:table-cell>
          <table:table-cell table:formula="of:=INDIRECT(ADDRESS([.M9];6;4))" office:value-type="float" office:value="0.00996512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29664">
            <text:p>4.3</text:p>
          </table:table-cell>
          <table:table-cell table:number-columns-repeated="3"/>
          <table:table-cell table:formula="of:=INDIRECT(ADDRESS([.K10];6;4))" office:value-type="float" office:value="0.00608247">
            <text:p>0.01</text:p>
          </table:table-cell>
          <table:table-cell table:formula="of:=INDIRECT(ADDRESS([.L10];6;4))" office:value-type="float" office:value="0.0105524">
            <text:p>0.01</text:p>
          </table:table-cell>
          <table:table-cell table:formula="of:=INDIRECT(ADDRESS([.M10];6;4))" office:value-type="float" office:value="0.0100784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67">
            <text:p>4.3</text:p>
          </table:table-cell>
          <table:table-cell/>
          <table:table-cell table:formula="of:=INDIRECT(ADDRESS([.K11];6;4))" office:value-type="float" office:value="0.00602994">
            <text:p>0.01</text:p>
          </table:table-cell>
          <table:table-cell table:formula="of:=INDIRECT(ADDRESS([.L11];6;4))" office:value-type="float" office:value="0.0103482">
            <text:p>0.01</text:p>
          </table:table-cell>
          <table:table-cell table:formula="of:=INDIRECT(ADDRESS([.M11];6;4))" office:value-type="float" office:value="0.0097740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354">
            <text:p>4.31</text:p>
          </table:table-cell>
          <table:table-cell/>
          <table:table-cell table:formula="of:=INDIRECT(ADDRESS([.K12];6;4))" office:value-type="float" office:value="0.00595806">
            <text:p>0.01</text:p>
          </table:table-cell>
          <table:table-cell table:formula="of:=INDIRECT(ADDRESS([.L12];6;4))" office:value-type="float" office:value="0.0103522">
            <text:p>0.01</text:p>
          </table:table-cell>
          <table:table-cell table:formula="of:=INDIRECT(ADDRESS([.M12];6;4))" office:value-type="float" office:value="0.0100567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355">
            <text:p>0.02</text:p>
          </table:table-cell>
          <table:table-cell/>
          <table:table-cell table:formula="of:=INDIRECT(ADDRESS([.K13];6;4))" office:value-type="float" office:value="0.00573848">
            <text:p>0.01</text:p>
          </table:table-cell>
          <table:table-cell table:formula="of:=INDIRECT(ADDRESS([.L13];6;4))" office:value-type="float" office:value="0.0100856">
            <text:p>0.01</text:p>
          </table:table-cell>
          <table:table-cell table:formula="of:=INDIRECT(ADDRESS([.M13];6;4))" office:value-type="float" office:value="0.00959155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667">
            <text:p>4.3</text:p>
          </table:table-cell>
          <table:table-cell/>
          <table:table-cell table:formula="of:=INDIRECT(ADDRESS([.K14];6;4))" office:value-type="float" office:value="0.00574598">
            <text:p>0.01</text:p>
          </table:table-cell>
          <table:table-cell table:formula="of:=INDIRECT(ADDRESS([.L14];6;4))" office:value-type="float" office:value="0.01024">
            <text:p>0.01</text:p>
          </table:table-cell>
          <table:table-cell table:formula="of:=INDIRECT(ADDRESS([.M14];6;4))" office:value-type="float" office:value="0.00967818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2967">
            <text:p>4.3</text:p>
          </table:table-cell>
          <table:table-cell/>
          <table:table-cell table:formula="of:=INDIRECT(ADDRESS([.K15];6;4))" office:value-type="float" office:value="0.00572228">
            <text:p>0.01</text:p>
          </table:table-cell>
          <table:table-cell table:formula="of:=INDIRECT(ADDRESS([.L15];6;4))" office:value-type="float" office:value="0.0106962">
            <text:p>0.01</text:p>
          </table:table-cell>
          <table:table-cell table:formula="of:=INDIRECT(ADDRESS([.M15];6;4))" office:value-type="float" office:value="0.0104655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/>
          <table:table-cell table:formula="of:=INDIRECT(ADDRESS([.K16];6;4))" office:value-type="float" office:value="0.00573532">
            <text:p>0.01</text:p>
          </table:table-cell>
          <table:table-cell table:formula="of:=INDIRECT(ADDRESS([.L16];6;4))" office:value-type="float" office:value="0.0111073">
            <text:p>0.01</text:p>
          </table:table-cell>
          <table:table-cell table:formula="of:=INDIRECT(ADDRESS([.M16];6;4))" office:value-type="float" office:value="0.0109572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INDIRECT(ADDRESS([.K17];6;4))" office:value-type="float" office:value="0.00587236">
            <text:p>0.01</text:p>
          </table:table-cell>
          <table:table-cell table:formula="of:=INDIRECT(ADDRESS([.L17];6;4))" office:value-type="float" office:value="0.0111318">
            <text:p>0.01</text:p>
          </table:table-cell>
          <table:table-cell table:formula="of:=INDIRECT(ADDRESS([.M17];6;4))" office:value-type="float" office:value="0.0108512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676">
            <text:p>4.3</text:p>
          </table:table-cell>
          <table:table-cell/>
          <table:table-cell table:formula="of:=INDIRECT(ADDRESS([.K18];6;4))" office:value-type="float" office:value="0.00574045">
            <text:p>0.01</text:p>
          </table:table-cell>
          <table:table-cell table:formula="of:=INDIRECT(ADDRESS([.L18];6;4))" office:value-type="float" office:value="0.0112131">
            <text:p>0.01</text:p>
          </table:table-cell>
          <table:table-cell table:formula="of:=INDIRECT(ADDRESS([.M18];6;4))" office:value-type="float" office:value="0.00938874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252">
            <text:p>4.3</text:p>
          </table:table-cell>
          <table:table-cell/>
          <table:table-cell table:formula="of:=INDIRECT(ADDRESS([.K19];6;4))" office:value-type="float" office:value="0.00580917">
            <text:p>0.01</text:p>
          </table:table-cell>
          <table:table-cell table:formula="of:=INDIRECT(ADDRESS([.L19];6;4))" office:value-type="float" office:value="0.0121448">
            <text:p>0.01</text:p>
          </table:table-cell>
          <table:table-cell table:formula="of:=INDIRECT(ADDRESS([.M19];6;4))" office:value-type="float" office:value="0.0116892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5506">
            <text:p>0.01</text:p>
          </table:table-cell>
          <table:table-cell/>
          <table:table-cell table:formula="of:=INDIRECT(ADDRESS([.K20];6;4))" office:value-type="float" office:value="0.0062203">
            <text:p>0.01</text:p>
          </table:table-cell>
          <table:table-cell table:formula="of:=INDIRECT(ADDRESS([.L20];6;4))" office:value-type="float" office:value="0.0102096">
            <text:p>0.01</text:p>
          </table:table-cell>
          <table:table-cell table:formula="of:=INDIRECT(ADDRESS([.M20];6;4))" office:value-type="float" office:value="0.0090537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252">
            <text:p>4.3</text:p>
          </table:table-cell>
          <table:table-cell/>
          <table:table-cell table:formula="of:=INDIRECT(ADDRESS([.K21];6;4))" office:value-type="float" office:value="0.0060876">
            <text:p>0.01</text:p>
          </table:table-cell>
          <table:table-cell table:formula="of:=INDIRECT(ADDRESS([.L21];6;4))" office:value-type="float" office:value="0.010317">
            <text:p>0.01</text:p>
          </table:table-cell>
          <table:table-cell table:formula="of:=INDIRECT(ADDRESS([.M21];6;4))" office:value-type="float" office:value="0.0100549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262">
            <text:p>4.31</text:p>
          </table:table-cell>
          <table:table-cell/>
          <table:table-cell table:formula="of:=INDIRECT(ADDRESS([.K22];6;4))" office:value-type="float" office:value="0.00589922">
            <text:p>0.01</text:p>
          </table:table-cell>
          <table:table-cell table:formula="of:=INDIRECT(ADDRESS([.L22];6;4))" office:value-type="float" office:value="0.0122131">
            <text:p>0.01</text:p>
          </table:table-cell>
          <table:table-cell table:formula="of:=INDIRECT(ADDRESS([.M22];6;4))" office:value-type="float" office:value="0.0118111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943">
            <text:p>0.01</text:p>
          </table:table-cell>
          <table:table-cell/>
          <table:table-cell table:formula="of:=INDIRECT(ADDRESS([.K23];6;4))" office:value-type="float" office:value="0.00576138">
            <text:p>0.01</text:p>
          </table:table-cell>
          <table:table-cell table:formula="of:=INDIRECT(ADDRESS([.L23];6;4))" office:value-type="float" office:value="0.0102597">
            <text:p>0.01</text:p>
          </table:table-cell>
          <table:table-cell table:formula="of:=INDIRECT(ADDRESS([.M23];6;4))" office:value-type="float" office:value="0.00992339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365">
            <text:p>4.3</text:p>
          </table:table-cell>
          <table:table-cell/>
          <table:table-cell table:formula="of:=INDIRECT(ADDRESS([.K24];6;4))" office:value-type="float" office:value="0.0057602">
            <text:p>0.01</text:p>
          </table:table-cell>
          <table:table-cell table:formula="of:=INDIRECT(ADDRESS([.L24];6;4))" office:value-type="float" office:value="0.01018">
            <text:p>0.01</text:p>
          </table:table-cell>
          <table:table-cell table:formula="of:=INDIRECT(ADDRESS([.M24];6;4))" office:value-type="float" office:value="0.010186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317">
            <text:p>4.31</text:p>
          </table:table-cell>
          <table:table-cell/>
          <table:table-cell table:style-name="ce7" table:formula="of:=SUM([.H2:.H24])" office:value-type="float" office:value="0.13377639">
            <text:p>0.13378</text:p>
          </table:table-cell>
          <table:table-cell table:style-name="ce7" table:formula="of:=SUM([.I2:.I24])" office:value-type="float" office:value="0.2448696">
            <text:p>0.24487</text:p>
          </table:table-cell>
          <table:table-cell table:style-name="ce7" table:formula="of:=SUM([.J2:.J24])" office:value-type="float" office:value="0.23270645">
            <text:p>0.23271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1891">
            <text:p>0.01</text:p>
          </table:table-cell>
          <table:table-cell/>
          <table:table-cell table:style-name="ce7" table:formula="of:=AVERAGE([.H2:.H24])" office:value-type="float" office:value="0.00581636478260869">
            <text:p>0.00582</text:p>
          </table:table-cell>
          <table:table-cell table:style-name="ce7" table:formula="of:=AVERAGE([.I2:.I24])" office:value-type="float" office:value="0.0106465043478261">
            <text:p>0.01065</text:p>
          </table:table-cell>
          <table:table-cell table:style-name="ce7" table:formula="of:=AVERAGE([.J2:.J24])" office:value-type="float" office:value="0.0101176717391304">
            <text:p>0.01012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362">
            <text:p>4.3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364">
            <text:p>4.3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7474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3462">
            <text:p>56.35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1361">
            <text:p>4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367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135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6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364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366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6128">
            <text:p>1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372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948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57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949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2989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0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2068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068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01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137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139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282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9.5525">
            <text:p>39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3136">
            <text:p>4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142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663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21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139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141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148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724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57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724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4861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7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422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272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19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665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667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17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2357">
            <text:p>58.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5664">
            <text:p>4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671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381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09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668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67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683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254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08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6254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284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0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634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341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07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388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39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25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7342">
            <text:p>58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7381">
            <text:p>4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393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083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90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39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392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399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963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47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964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984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0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804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042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13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09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092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1672">
            <text:p>1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01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8174">
            <text:p>58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9084">
            <text:p>4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095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783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8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092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094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29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1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664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38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665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677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2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836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736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030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4">
            <text:p>2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785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787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6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5034">
            <text:p>56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0784">
            <text:p>4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79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553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62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788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79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4">
            <text:p>23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796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359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30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136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461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0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1504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516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18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5">
            <text:p>2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555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563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05677">
            <text:p>8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16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2692">
            <text:p>58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2554">
            <text:p>4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566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269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038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563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565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7976">
            <text:p>1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572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144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8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3144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175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1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3234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231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651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276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278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1672">
            <text:p>1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868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9639">
            <text:p>55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427">
            <text:p>4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281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056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5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279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28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6">
            <text:p>2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287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895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82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896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951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5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5002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01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78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058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06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973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6368">
            <text:p>55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6057">
            <text:p>4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063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853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90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06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062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7">
            <text:p>23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069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672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29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673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707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4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813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791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740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855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863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8593">
            <text:p>7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56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9341">
            <text:p>56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7854">
            <text:p>4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866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60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3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863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865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723">
            <text:p>1.7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875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471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58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8471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507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5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8559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56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6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612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61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10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7874">
            <text:p>58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9611">
            <text:p>4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617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311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94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61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616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623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196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8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197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205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8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30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264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91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312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314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747">
            <text:p>1.9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5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639">
            <text:p>58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1312">
            <text:p>4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318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016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985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315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317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324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898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5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899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2923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201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2978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78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023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025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925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7864">
            <text:p>55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3017">
            <text:p>4.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028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809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11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026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027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034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606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22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606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676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9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702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748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81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812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338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9.4662">
            <text:p>39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481">
            <text:p>4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815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7343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27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813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815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2">
            <text:p>24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821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395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5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395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506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835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931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57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3">
            <text:p>2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344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7353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904412">
            <text:p>9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31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6085">
            <text:p>54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7344">
            <text:p>4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356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16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21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354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7356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3774">
            <text:p>1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3">
            <text:p>24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363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795">
            <text:p>4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2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951">
            <text:p>4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064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3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804">
            <text:p>4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125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51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4">
            <text:p>2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175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17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111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2134">
            <text:p>55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9175">
            <text:p>4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181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985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4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17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1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3774">
            <text:p>1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187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761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0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762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883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1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001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94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887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5">
            <text:p>2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986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989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23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9882">
            <text:p>51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0986">
            <text:p>4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992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909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16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989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992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998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1579">
            <text:p>4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09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158">
            <text:p>4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794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4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1689">
            <text:p>4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858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89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291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912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63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7148">
            <text:p>56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2909">
            <text:p>4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2916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666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0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2913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915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6">
            <text:p>2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2922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3544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2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3545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566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0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372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625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53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7">
            <text:p>2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673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676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63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697">
            <text:p>56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4673">
            <text:p>4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679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43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10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676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678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3774">
            <text:p>1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7">
            <text:p>24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685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294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8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5295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326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5399">
            <text:p>4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405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4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437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44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827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7178">
            <text:p>38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6436">
            <text:p>4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443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18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49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44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443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484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074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99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7074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8296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1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7482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8664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11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2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22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196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1528">
            <text:p>58.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9019">
            <text:p>4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26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732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06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23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25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32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608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1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609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635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5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7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692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233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0739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742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5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078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5522">
            <text:p>58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70739">
            <text:p>4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0745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2446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01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0742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744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0751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1327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1327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2345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138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2399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8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2447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2449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8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053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3897">
            <text:p>55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72447">
            <text:p>4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2453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4251">
            <text:p>4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982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245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2452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2459">
            <text:p>4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3076">
            <text:p>4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7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73077">
            <text:p>4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4135">
            <text:p>4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7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2H00M00S">
            <text:p>02:00:00 AM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58407">
            <text:p>0</text:p>
          </table:table-cell>
          <table:table-cell table:formula="of:=INDIRECT(ADDRESS([.L2];6;4))" office:value-type="float" office:value="0.00872501">
            <text:p>0.01</text:p>
          </table:table-cell>
          <table:table-cell table:formula="of:=INDIRECT(ADDRESS([.M2];6;4))" office:value-type="float" office:value="0.00874342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57933">
            <text:p>0</text:p>
          </table:table-cell>
          <table:table-cell table:formula="of:=INDIRECT(ADDRESS([.L3];6;4))" office:value-type="float" office:value="0.00898607">
            <text:p>0.01</text:p>
          </table:table-cell>
          <table:table-cell table:formula="of:=INDIRECT(ADDRESS([.M3];6;4))" office:value-type="float" office:value="0.0091301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3">
            <text:p>303</text:p>
          </table:table-cell>
          <table:table-cell table:number-columns-repeated="3"/>
          <table:table-cell table:formula="of:=INDIRECT(ADDRESS([.K4];6;4))" office:value-type="float" office:value="0.00461645">
            <text:p>0</text:p>
          </table:table-cell>
          <table:table-cell table:formula="of:=INDIRECT(ADDRESS([.L4];6;4))" office:value-type="float" office:value="0.0101397">
            <text:p>0.01</text:p>
          </table:table-cell>
          <table:table-cell table:formula="of:=INDIRECT(ADDRESS([.M4];6;4))" office:value-type="float" office:value="0.00998518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038">
            <text:p>5.14</text:p>
          </table:table-cell>
          <table:table-cell/>
          <table:table-cell table:formula="of:=INDIRECT(ADDRESS([.K5];6;4))" office:value-type="float" office:value="0.00501613">
            <text:p>0.01</text:p>
          </table:table-cell>
          <table:table-cell table:formula="of:=INDIRECT(ADDRESS([.L5];6;4))" office:value-type="float" office:value="0.00819658">
            <text:p>0.01</text:p>
          </table:table-cell>
          <table:table-cell table:formula="of:=INDIRECT(ADDRESS([.M5];6;4))" office:value-type="float" office:value="0.00829661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4039">
            <text:p>5.14</text:p>
          </table:table-cell>
          <table:table-cell/>
          <table:table-cell table:formula="of:=INDIRECT(ADDRESS([.K6];6;4))" office:value-type="float" office:value="0.00479062">
            <text:p>0</text:p>
          </table:table-cell>
          <table:table-cell table:formula="of:=INDIRECT(ADDRESS([.L6];6;4))" office:value-type="float" office:value="0.00984467">
            <text:p>0.01</text:p>
          </table:table-cell>
          <table:table-cell table:formula="of:=INDIRECT(ADDRESS([.M6];6;4))" office:value-type="float" office:value="0.00987421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/>
          <table:table-cell table:formula="of:=INDIRECT(ADDRESS([.K7];6;4))" office:value-type="float" office:value="0.00522426">
            <text:p>0.01</text:p>
          </table:table-cell>
          <table:table-cell table:formula="of:=INDIRECT(ADDRESS([.L7];6;4))" office:value-type="float" office:value="0.00870684">
            <text:p>0.01</text:p>
          </table:table-cell>
          <table:table-cell table:formula="of:=INDIRECT(ADDRESS([.M7];6;4))" office:value-type="float" office:value="0.00855389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52">
            <text:p>0.02</text:p>
          </table:table-cell>
          <table:table-cell table:number-columns-repeated="3"/>
          <table:table-cell table:formula="of:=INDIRECT(ADDRESS([.K8];6;4))" office:value-type="float" office:value="0.00469899">
            <text:p>0</text:p>
          </table:table-cell>
          <table:table-cell table:formula="of:=INDIRECT(ADDRESS([.L8];6;4))" office:value-type="float" office:value="0.00864405">
            <text:p>0.01</text:p>
          </table:table-cell>
          <table:table-cell table:formula="of:=INDIRECT(ADDRESS([.M8];6;4))" office:value-type="float" office:value="0.0086839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695">
            <text:p>59.97</text:p>
          </table:table-cell>
          <table:table-cell table:number-columns-repeated="3"/>
          <table:table-cell table:formula="of:=INDIRECT(ADDRESS([.K9];6;4))" office:value-type="float" office:value="0.00463383">
            <text:p>0</text:p>
          </table:table-cell>
          <table:table-cell table:formula="of:=INDIRECT(ADDRESS([.L9];6;4))" office:value-type="float" office:value="0.00870013">
            <text:p>0.01</text:p>
          </table:table-cell>
          <table:table-cell table:formula="of:=INDIRECT(ADDRESS([.M9];6;4))" office:value-type="float" office:value="0.0087759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14037">
            <text:p>5.14</text:p>
          </table:table-cell>
          <table:table-cell table:number-columns-repeated="3"/>
          <table:table-cell table:formula="of:=INDIRECT(ADDRESS([.K10];6;4))" office:value-type="float" office:value="0.00462593">
            <text:p>0</text:p>
          </table:table-cell>
          <table:table-cell table:formula="of:=INDIRECT(ADDRESS([.L10];6;4))" office:value-type="float" office:value="0.00852715">
            <text:p>0.01</text:p>
          </table:table-cell>
          <table:table-cell table:formula="of:=INDIRECT(ADDRESS([.M10];6;4))" office:value-type="float" office:value="0.00831603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043">
            <text:p>5.14</text:p>
          </table:table-cell>
          <table:table-cell/>
          <table:table-cell table:formula="of:=INDIRECT(ADDRESS([.K11];6;4))" office:value-type="float" office:value="0.00460065">
            <text:p>0</text:p>
          </table:table-cell>
          <table:table-cell table:formula="of:=INDIRECT(ADDRESS([.L11];6;4))" office:value-type="float" office:value="0.00855242">
            <text:p>0.01</text:p>
          </table:table-cell>
          <table:table-cell table:formula="of:=INDIRECT(ADDRESS([.M11];6;4))" office:value-type="float" office:value="0.00845629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5704">
            <text:p>5.16</text:p>
          </table:table-cell>
          <table:table-cell/>
          <table:table-cell table:formula="of:=INDIRECT(ADDRESS([.K12];6;4))" office:value-type="float" office:value="0.00462396">
            <text:p>0</text:p>
          </table:table-cell>
          <table:table-cell table:formula="of:=INDIRECT(ADDRESS([.L12];6;4))" office:value-type="float" office:value="0.00875029">
            <text:p>0.01</text:p>
          </table:table-cell>
          <table:table-cell table:formula="of:=INDIRECT(ADDRESS([.M12];6;4))" office:value-type="float" office:value="0.00905565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2">
            <text:p>0.02</text:p>
          </table:table-cell>
          <table:table-cell/>
          <table:table-cell table:formula="of:=INDIRECT(ADDRESS([.K13];6;4))" office:value-type="float" office:value="0.00460974">
            <text:p>0</text:p>
          </table:table-cell>
          <table:table-cell table:formula="of:=INDIRECT(ADDRESS([.L13];6;4))" office:value-type="float" office:value="0.0100923">
            <text:p>0.01</text:p>
          </table:table-cell>
          <table:table-cell table:formula="of:=INDIRECT(ADDRESS([.M13];6;4))" office:value-type="float" office:value="0.00993306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04">
            <text:p>5.14</text:p>
          </table:table-cell>
          <table:table-cell/>
          <table:table-cell table:formula="of:=INDIRECT(ADDRESS([.K14];6;4))" office:value-type="float" office:value="0.00462396">
            <text:p>0</text:p>
          </table:table-cell>
          <table:table-cell table:formula="of:=INDIRECT(ADDRESS([.L14];6;4))" office:value-type="float" office:value="0.00926331">
            <text:p>0.01</text:p>
          </table:table-cell>
          <table:table-cell table:formula="of:=INDIRECT(ADDRESS([.M14];6;4))" office:value-type="float" office:value="0.00918106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4042">
            <text:p>5.14</text:p>
          </table:table-cell>
          <table:table-cell/>
          <table:table-cell table:formula="of:=INDIRECT(ADDRESS([.K15];6;4))" office:value-type="float" office:value="0.00461764">
            <text:p>0</text:p>
          </table:table-cell>
          <table:table-cell table:formula="of:=INDIRECT(ADDRESS([.L15];6;4))" office:value-type="float" office:value="0.00895605">
            <text:p>0.01</text:p>
          </table:table-cell>
          <table:table-cell table:formula="of:=INDIRECT(ADDRESS([.M15];6;4))" office:value-type="float" office:value="0.0091489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/>
          <table:table-cell table:formula="of:=INDIRECT(ADDRESS([.K16];6;4))" office:value-type="float" office:value="0.004605">
            <text:p>0</text:p>
          </table:table-cell>
          <table:table-cell table:formula="of:=INDIRECT(ADDRESS([.L16];6;4))" office:value-type="float" office:value="0.00871316">
            <text:p>0.01</text:p>
          </table:table-cell>
          <table:table-cell table:formula="of:=INDIRECT(ADDRESS([.M16];6;4))" office:value-type="float" office:value="0.00855773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INDIRECT(ADDRESS([.K17];6;4))" office:value-type="float" office:value="0.00462475">
            <text:p>0</text:p>
          </table:table-cell>
          <table:table-cell table:formula="of:=INDIRECT(ADDRESS([.L17];6;4))" office:value-type="float" office:value="0.0081563">
            <text:p>0.01</text:p>
          </table:table-cell>
          <table:table-cell table:formula="of:=INDIRECT(ADDRESS([.M17];6;4))" office:value-type="float" office:value="0.00800803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048">
            <text:p>5.14</text:p>
          </table:table-cell>
          <table:table-cell/>
          <table:table-cell table:formula="of:=INDIRECT(ADDRESS([.K18];6;4))" office:value-type="float" office:value="0.00457972">
            <text:p>0</text:p>
          </table:table-cell>
          <table:table-cell table:formula="of:=INDIRECT(ADDRESS([.L18];6;4))" office:value-type="float" office:value="0.00876806">
            <text:p>0.01</text:p>
          </table:table-cell>
          <table:table-cell table:formula="of:=INDIRECT(ADDRESS([.M18];6;4))" office:value-type="float" office:value="0.00883619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4507">
            <text:p>5.15</text:p>
          </table:table-cell>
          <table:table-cell/>
          <table:table-cell table:formula="of:=INDIRECT(ADDRESS([.K19];6;4))" office:value-type="float" office:value="0.00465121">
            <text:p>0</text:p>
          </table:table-cell>
          <table:table-cell table:formula="of:=INDIRECT(ADDRESS([.L19];6;4))" office:value-type="float" office:value="0.00952279">
            <text:p>0.01</text:p>
          </table:table-cell>
          <table:table-cell table:formula="of:=INDIRECT(ADDRESS([.M19];6;4))" office:value-type="float" office:value="0.00874438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407">
            <text:p>0</text:p>
          </table:table-cell>
          <table:table-cell/>
          <table:table-cell table:formula="of:=INDIRECT(ADDRESS([.K20];6;4))" office:value-type="float" office:value="0.00468794">
            <text:p>0</text:p>
          </table:table-cell>
          <table:table-cell table:formula="of:=INDIRECT(ADDRESS([.L20];6;4))" office:value-type="float" office:value="0.00810219">
            <text:p>0.01</text:p>
          </table:table-cell>
          <table:table-cell table:formula="of:=INDIRECT(ADDRESS([.M20];6;4))" office:value-type="float" office:value="0.0079355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507">
            <text:p>5.15</text:p>
          </table:table-cell>
          <table:table-cell/>
          <table:table-cell table:formula="of:=INDIRECT(ADDRESS([.K21];6;4))" office:value-type="float" office:value="0.00466858">
            <text:p>0</text:p>
          </table:table-cell>
          <table:table-cell table:formula="of:=INDIRECT(ADDRESS([.L21];6;4))" office:value-type="float" office:value="0.00868947">
            <text:p>0.01</text:p>
          </table:table-cell>
          <table:table-cell table:formula="of:=INDIRECT(ADDRESS([.M21];6;4))" office:value-type="float" office:value="0.0087124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538">
            <text:p>5.15</text:p>
          </table:table-cell>
          <table:table-cell/>
          <table:table-cell table:formula="of:=INDIRECT(ADDRESS([.K22];6;4))" office:value-type="float" office:value="0.00475784">
            <text:p>0</text:p>
          </table:table-cell>
          <table:table-cell table:formula="of:=INDIRECT(ADDRESS([.L22];6;4))" office:value-type="float" office:value="0.00804453">
            <text:p>0.01</text:p>
          </table:table-cell>
          <table:table-cell table:formula="of:=INDIRECT(ADDRESS([.M22];6;4))" office:value-type="float" office:value="0.0078245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2501">
            <text:p>0.01</text:p>
          </table:table-cell>
          <table:table-cell/>
          <table:table-cell table:formula="of:=INDIRECT(ADDRESS([.K23];6;4))" office:value-type="float" office:value="0.00492885">
            <text:p>0</text:p>
          </table:table-cell>
          <table:table-cell table:formula="of:=INDIRECT(ADDRESS([.L23];6;4))" office:value-type="float" office:value="0.00815037">
            <text:p>0.01</text:p>
          </table:table-cell>
          <table:table-cell table:formula="of:=INDIRECT(ADDRESS([.M23];6;4))" office:value-type="float" office:value="0.00822374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4676">
            <text:p>5.15</text:p>
          </table:table-cell>
          <table:table-cell/>
          <table:table-cell table:formula="of:=INDIRECT(ADDRESS([.K24];6;4))" office:value-type="float" office:value="0.00460697">
            <text:p>0</text:p>
          </table:table-cell>
          <table:table-cell table:formula="of:=INDIRECT(ADDRESS([.L24];6;4))" office:value-type="float" office:value="0.00807692">
            <text:p>0.01</text:p>
          </table:table-cell>
          <table:table-cell table:formula="of:=INDIRECT(ADDRESS([.M24];6;4))" office:value-type="float" office:value="0.0081704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555">
            <text:p>5.16</text:p>
          </table:table-cell>
          <table:table-cell/>
          <table:table-cell table:style-name="ce7" table:formula="of:=SUM([.H2:.H24])" office:value-type="float" office:value="0.10795642">
            <text:p>0.10796</text:p>
          </table:table-cell>
          <table:table-cell table:style-name="ce7" table:formula="of:=SUM([.I2:.I24])" office:value-type="float" office:value="0.20230836">
            <text:p>0.20231</text:p>
          </table:table-cell>
          <table:table-cell table:style-name="ce7" table:formula="of:=SUM([.J2:.J24])" office:value-type="float" office:value="0.20114739">
            <text:p>0.2011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4342">
            <text:p>0.01</text:p>
          </table:table-cell>
          <table:table-cell/>
          <table:table-cell table:style-name="ce7" table:formula="of:=AVERAGE([.H2:.H24])" office:value-type="float" office:value="0.00469375739130435">
            <text:p>0.00469</text:p>
          </table:table-cell>
          <table:table-cell table:style-name="ce7" table:formula="of:=AVERAGE([.I2:.I24])" office:value-type="float" office:value="0.00879601565217391">
            <text:p>0.00880</text:p>
          </table:table-cell>
          <table:table-cell table:style-name="ce7" table:formula="of:=AVERAGE([.J2:.J24])" office:value-type="float" office:value="0.00874553869565217">
            <text:p>0.00875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4">
            <text:p>3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5705">
            <text:p>5.16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5712">
            <text:p>5.16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14841">
            <text:p>7.15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316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67">
            <text:p>59.77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15705">
            <text:p>5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5715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377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5713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5714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29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4">
            <text:p>3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5721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6179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93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6179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078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860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6323">
            <text:p>5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236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30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5">
            <text:p>3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378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386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81981">
            <text:p>7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65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17378">
            <text:p>5.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389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044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387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388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5">
            <text:p>3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395">
            <text:p>5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857">
            <text:p>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64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857">
            <text:p>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8871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3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965">
            <text:p>5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8963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85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6">
            <text:p>3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045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053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4082">
            <text:p>7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1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804">
            <text:p>60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19045">
            <text:p>5.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056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705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9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054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055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6">
            <text:p>3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062">
            <text:p>5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563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016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564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384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96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725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554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966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7">
            <text:p>3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713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716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656">
            <text:p>59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0706">
            <text:p>5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719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379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7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716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718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9824">
            <text:p>1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7">
            <text:p>3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726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1205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90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1205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19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44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1303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291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742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8">
            <text:p>3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38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383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53">
            <text:p>59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2379">
            <text:p>5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386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047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383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385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8">
            <text:p>3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392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915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24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915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3786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06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307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3925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3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09">
            <text:p>3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048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056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0133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278">
            <text:p>6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4048">
            <text:p>5.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059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713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0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057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058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09">
            <text:p>3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065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535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8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535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4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44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693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562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839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0">
            <text:p>3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714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716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6128">
            <text:p>1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11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8.4144">
            <text:p>58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5714">
            <text:p>5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719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425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053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716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718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0">
            <text:p>3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725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6188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3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6189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059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00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637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248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75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1">
            <text:p>3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7426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428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1419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20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1.7162">
            <text:p>61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7425">
            <text:p>5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7432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045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3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7429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431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8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1">
            <text:p>3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7438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9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5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7901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753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27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076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908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160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2">
            <text:p>3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046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054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54335">
            <text:p>7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44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205">
            <text:p>59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9046">
            <text:p>5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057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71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055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056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2">
            <text:p>3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063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523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06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523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378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24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711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557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562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3">
            <text:p>3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721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728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18791">
            <text:p>7.1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3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033">
            <text:p>60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072">
            <text:p>5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731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383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26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72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73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8229">
            <text:p>1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3">
            <text:p>3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736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119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3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19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074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502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32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234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556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4">
            <text:p>3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385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386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6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93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2384">
            <text:p>5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39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405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0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387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389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4">
            <text:p>3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396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857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9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857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866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9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973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966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33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5">
            <text:p>3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051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4059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62234">
            <text:p>7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5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6938">
            <text:p>59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4051">
            <text:p>5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062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72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34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06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4061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5">
            <text:p>3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068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453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39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531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457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63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682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6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1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6">
            <text:p>3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5727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73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97779">
            <text:p>7.9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349">
            <text:p>6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5726">
            <text:p>5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5737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39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573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737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6">
            <text:p>3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5743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20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7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20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10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6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4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255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4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7">
            <text:p>3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392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40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33323">
            <text:p>8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099">
            <text:p>5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7392">
            <text:p>5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403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06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40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403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7">
            <text:p>3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4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87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87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742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3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8051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907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77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8">
            <text:p>3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061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063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747">
            <text:p>1.9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425">
            <text:p>5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9061">
            <text:p>5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067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728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1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064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066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8">
            <text:p>3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072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535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47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535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351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5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747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548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080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19">
            <text:p>3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73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737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66183">
            <text:p>7.6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865">
            <text:p>59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0729">
            <text:p>5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74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395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53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738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739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2178">
            <text:p>1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19">
            <text:p>3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746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204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97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1204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081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68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1363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246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361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0">
            <text:p>3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397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404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62234">
            <text:p>7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662">
            <text:p>60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2396">
            <text:p>5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407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6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405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406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0">
            <text:p>3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413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878">
            <text:p>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12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878">
            <text:p>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3831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22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3079">
            <text:p>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3954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443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1">
            <text:p>3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62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69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62234">
            <text:p>7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8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648">
            <text:p>6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4061">
            <text:p>5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72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25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0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7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71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1">
            <text:p>3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78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547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87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547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358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02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756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55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35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2">
            <text:p>3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726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34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58285">
            <text:p>7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886">
            <text:p>59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5726">
            <text:p>5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737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395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735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36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428">
            <text:p>1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2">
            <text:p>3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74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209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8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21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079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89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373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245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24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3">
            <text:p>3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396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403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30639">
            <text:p>7.3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33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6">
            <text:p>5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7396">
            <text:p>5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406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068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404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405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3428">
            <text:p>1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3">
            <text:p>3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412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887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57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888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692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44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104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886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245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4">
            <text:p>3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07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071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0077">
            <text:p>1.5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19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69">
            <text:p>60.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9069">
            <text:p>5.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075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73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5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072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074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4">
            <text:p>3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08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573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9288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574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389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50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743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566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237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5">
            <text:p>3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732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734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13">
            <text:p>5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0731">
            <text:p>5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737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399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734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736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5">
            <text:p>3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743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204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6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204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012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76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397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214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70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326">
            <text:p>3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401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408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4082">
            <text:p>7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19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108">
            <text:p>59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24">
            <text:p>5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411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4071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409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411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326">
            <text:p>32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417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883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87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883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721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790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1H00M00S">
            <text:p>01:00:00 AM</text:p>
          </table:table-cell>
          <table:table-cell office:value-type="string">
            <text:p>FFP.</text:p>
          </table:table-cell>
          <table:table-cell table:number-columns-repeated="3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555285">
            <text:p>0.01</text:p>
          </table:table-cell>
          <table:table-cell table:formula="of:=INDIRECT(ADDRESS([.L2];6;4))" office:value-type="float" office:value="0.00872146">
            <text:p>0.01</text:p>
          </table:table-cell>
          <table:table-cell table:formula="of:=INDIRECT(ADDRESS([.M2];6;4))" office:value-type="float" office:value="0.00867146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557813">
            <text:p>0.01</text:p>
          </table:table-cell>
          <table:table-cell table:formula="of:=INDIRECT(ADDRESS([.L3];6;4))" office:value-type="float" office:value="0.00903859">
            <text:p>0.01</text:p>
          </table:table-cell>
          <table:table-cell table:formula="of:=INDIRECT(ADDRESS([.M3];6;4))" office:value-type="float" office:value="0.00889997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97">
            <text:p>197</text:p>
          </table:table-cell>
          <table:table-cell table:number-columns-repeated="3"/>
          <table:table-cell table:formula="of:=INDIRECT(ADDRESS([.K4];6;4))" office:value-type="float" office:value="0.00553587">
            <text:p>0.01</text:p>
          </table:table-cell>
          <table:table-cell table:formula="of:=INDIRECT(ADDRESS([.L4];6;4))" office:value-type="float" office:value="0.00964957">
            <text:p>0.01</text:p>
          </table:table-cell>
          <table:table-cell table:formula="of:=INDIRECT(ADDRESS([.M4];6;4))" office:value-type="float" office:value="0.00960307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28569">
            <text:p>4.29E+000</text:p>
          </table:table-cell>
          <table:table-cell/>
          <table:table-cell table:formula="of:=INDIRECT(ADDRESS([.K5];6;4))" office:value-type="float" office:value="0.00561723">
            <text:p>0.01</text:p>
          </table:table-cell>
          <table:table-cell table:formula="of:=INDIRECT(ADDRESS([.L5];6;4))" office:value-type="float" office:value="0.00912943">
            <text:p>0.01</text:p>
          </table:table-cell>
          <table:table-cell table:formula="of:=INDIRECT(ADDRESS([.M5];6;4))" office:value-type="float" office:value="0.00891936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28577">
            <text:p>4.29</text:p>
          </table:table-cell>
          <table:table-cell/>
          <table:table-cell table:formula="of:=INDIRECT(ADDRESS([.K6];6;4))" office:value-type="float" office:value="0.0055102">
            <text:p>0.01</text:p>
          </table:table-cell>
          <table:table-cell table:formula="of:=INDIRECT(ADDRESS([.L6];6;4))" office:value-type="float" office:value="0.00871593">
            <text:p>0.01</text:p>
          </table:table-cell>
          <table:table-cell table:formula="of:=INDIRECT(ADDRESS([.M6];6;4))" office:value-type="float" office:value="0.0086799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01728">
            <text:p>8.02E-005</text:p>
          </table:table-cell>
          <table:table-cell/>
          <table:table-cell table:formula="of:=INDIRECT(ADDRESS([.K7];6;4))" office:value-type="float" office:value="0.00578547">
            <text:p>0.01</text:p>
          </table:table-cell>
          <table:table-cell table:formula="of:=INDIRECT(ADDRESS([.L7];6;4))" office:value-type="float" office:value="0.00838378">
            <text:p>0.01</text:p>
          </table:table-cell>
          <table:table-cell table:formula="of:=INDIRECT(ADDRESS([.M7];6;4))" office:value-type="float" office:value="0.00826003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7719">
            <text:p>0.02</text:p>
          </table:table-cell>
          <table:table-cell table:number-columns-repeated="3"/>
          <table:table-cell table:formula="of:=INDIRECT(ADDRESS([.K8];6;4))" office:value-type="float" office:value="0.00584787">
            <text:p>0.01</text:p>
          </table:table-cell>
          <table:table-cell table:formula="of:=INDIRECT(ADDRESS([.L8];6;4))" office:value-type="float" office:value="0.00857809">
            <text:p>0.01</text:p>
          </table:table-cell>
          <table:table-cell table:formula="of:=INDIRECT(ADDRESS([.M8];6;4))" office:value-type="float" office:value="0.00840947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3.4038">
            <text:p>63.4</text:p>
          </table:table-cell>
          <table:table-cell table:number-columns-repeated="3"/>
          <table:table-cell table:formula="of:=INDIRECT(ADDRESS([.K9];6;4))" office:value-type="float" office:value="0.00560578">
            <text:p>0.01</text:p>
          </table:table-cell>
          <table:table-cell table:formula="of:=INDIRECT(ADDRESS([.L9];6;4))" office:value-type="float" office:value="0.00872817">
            <text:p>0.01</text:p>
          </table:table-cell>
          <table:table-cell table:formula="of:=INDIRECT(ADDRESS([.M9];6;4))" office:value-type="float" office:value="0.0087313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28569">
            <text:p>4.29</text:p>
          </table:table-cell>
          <table:table-cell table:number-columns-repeated="3"/>
          <table:table-cell table:formula="of:=INDIRECT(ADDRESS([.K10];6;4))" office:value-type="float" office:value="0.00570293">
            <text:p>0.01</text:p>
          </table:table-cell>
          <table:table-cell table:formula="of:=INDIRECT(ADDRESS([.L10];6;4))" office:value-type="float" office:value="0.00886087">
            <text:p>0.01</text:p>
          </table:table-cell>
          <table:table-cell table:formula="of:=INDIRECT(ADDRESS([.M10];6;4))" office:value-type="float" office:value="0.0087311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858">
            <text:p>4.29</text:p>
          </table:table-cell>
          <table:table-cell/>
          <table:table-cell table:formula="of:=INDIRECT(ADDRESS([.K11];6;4))" office:value-type="float" office:value="0.00585775">
            <text:p>0.01</text:p>
          </table:table-cell>
          <table:table-cell table:formula="of:=INDIRECT(ADDRESS([.L11];6;4))" office:value-type="float" office:value="0.00872501">
            <text:p>0.01</text:p>
          </table:table-cell>
          <table:table-cell table:formula="of:=INDIRECT(ADDRESS([.M11];6;4))" office:value-type="float" office:value="0.0084932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145">
            <text:p>4.3</text:p>
          </table:table-cell>
          <table:table-cell/>
          <table:table-cell table:formula="of:=INDIRECT(ADDRESS([.K12];6;4))" office:value-type="float" office:value="0.00553232">
            <text:p>0.01</text:p>
          </table:table-cell>
          <table:table-cell table:formula="of:=INDIRECT(ADDRESS([.L12];6;4))" office:value-type="float" office:value="0.00878544">
            <text:p>0.01</text:p>
          </table:table-cell>
          <table:table-cell table:formula="of:=INDIRECT(ADDRESS([.M12];6;4))" office:value-type="float" office:value="0.0088985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483">
            <text:p>0.02</text:p>
          </table:table-cell>
          <table:table-cell/>
          <table:table-cell table:formula="of:=INDIRECT(ADDRESS([.K13];6;4))" office:value-type="float" office:value="0.0055181">
            <text:p>0.01</text:p>
          </table:table-cell>
          <table:table-cell table:formula="of:=INDIRECT(ADDRESS([.L13];6;4))" office:value-type="float" office:value="0.00915076">
            <text:p>0.01</text:p>
          </table:table-cell>
          <table:table-cell table:formula="of:=INDIRECT(ADDRESS([.M13];6;4))" office:value-type="float" office:value="0.0090832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28578">
            <text:p>4.29E+000</text:p>
          </table:table-cell>
          <table:table-cell/>
          <table:table-cell table:formula="of:=INDIRECT(ADDRESS([.K14];6;4))" office:value-type="float" office:value="0.00570017">
            <text:p>0.01</text:p>
          </table:table-cell>
          <table:table-cell table:formula="of:=INDIRECT(ADDRESS([.L14];6;4))" office:value-type="float" office:value="0.00979253">
            <text:p>0.01</text:p>
          </table:table-cell>
          <table:table-cell table:formula="of:=INDIRECT(ADDRESS([.M14];6;4))" office:value-type="float" office:value="0.00961104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2858">
            <text:p>4.29</text:p>
          </table:table-cell>
          <table:table-cell/>
          <table:table-cell table:formula="of:=INDIRECT(ADDRESS([.K15];6;4))" office:value-type="float" office:value="0.00565198">
            <text:p>0.01</text:p>
          </table:table-cell>
          <table:table-cell table:formula="of:=INDIRECT(ADDRESS([.L15];6;4))" office:value-type="float" office:value="0.00930123">
            <text:p>0.01</text:p>
          </table:table-cell>
          <table:table-cell table:formula="of:=INDIRECT(ADDRESS([.M15];6;4))" office:value-type="float" office:value="0.00938093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7976">
            <text:p>1.58E-005</text:p>
          </table:table-cell>
          <table:table-cell/>
          <table:table-cell table:formula="of:=INDIRECT(ADDRESS([.K16];6;4))" office:value-type="float" office:value="0.00557063">
            <text:p>0.01</text:p>
          </table:table-cell>
          <table:table-cell table:formula="of:=INDIRECT(ADDRESS([.L16];6;4))" office:value-type="float" office:value="0.00944499">
            <text:p>0.01</text:p>
          </table:table-cell>
          <table:table-cell table:formula="of:=INDIRECT(ADDRESS([.M16];6;4))" office:value-type="float" office:value="0.0093776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INDIRECT(ADDRESS([.K17];6;4))" office:value-type="float" office:value="0.0056117">
            <text:p>0.01</text:p>
          </table:table-cell>
          <table:table-cell table:formula="of:=INDIRECT(ADDRESS([.L17];6;4))" office:value-type="float" office:value="0.00938891">
            <text:p>0.01</text:p>
          </table:table-cell>
          <table:table-cell table:formula="of:=INDIRECT(ADDRESS([.M17];6;4))" office:value-type="float" office:value="0.00920432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8586">
            <text:p>4.29</text:p>
          </table:table-cell>
          <table:table-cell/>
          <table:table-cell table:formula="of:=INDIRECT(ADDRESS([.K18];6;4))" office:value-type="float" office:value="0.00554298">
            <text:p>0.01</text:p>
          </table:table-cell>
          <table:table-cell table:formula="of:=INDIRECT(ADDRESS([.L18];6;4))" office:value-type="float" office:value="0.00903938">
            <text:p>0.01</text:p>
          </table:table-cell>
          <table:table-cell table:formula="of:=INDIRECT(ADDRESS([.M18];6;4))" office:value-type="float" office:value="0.00891581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29142">
            <text:p>4.29</text:p>
          </table:table-cell>
          <table:table-cell/>
          <table:table-cell table:formula="of:=INDIRECT(ADDRESS([.K19];6;4))" office:value-type="float" office:value="0.00553232">
            <text:p>0.01</text:p>
          </table:table-cell>
          <table:table-cell table:formula="of:=INDIRECT(ADDRESS([.L19];6;4))" office:value-type="float" office:value="0.010462">
            <text:p>0.01</text:p>
          </table:table-cell>
          <table:table-cell table:formula="of:=INDIRECT(ADDRESS([.M19];6;4))" office:value-type="float" office:value="0.0104386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5285">
            <text:p>0.01</text:p>
          </table:table-cell>
          <table:table-cell/>
          <table:table-cell table:formula="of:=INDIRECT(ADDRESS([.K20];6;4))" office:value-type="float" office:value="0.00663262">
            <text:p>0.01</text:p>
          </table:table-cell>
          <table:table-cell table:formula="of:=INDIRECT(ADDRESS([.L20];6;4))" office:value-type="float" office:value="0.00965628">
            <text:p>0.01</text:p>
          </table:table-cell>
          <table:table-cell table:formula="of:=INDIRECT(ADDRESS([.M20];6;4))" office:value-type="float" office:value="0.00800739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142">
            <text:p>4.29</text:p>
          </table:table-cell>
          <table:table-cell/>
          <table:table-cell table:formula="of:=INDIRECT(ADDRESS([.K21];6;4))" office:value-type="float" office:value="0.00635142">
            <text:p>0.01</text:p>
          </table:table-cell>
          <table:table-cell table:formula="of:=INDIRECT(ADDRESS([.L21];6;4))" office:value-type="float" office:value="0.0172608">
            <text:p>0.02</text:p>
          </table:table-cell>
          <table:table-cell table:formula="of:=INDIRECT(ADDRESS([.M21];6;4))" office:value-type="float" office:value="0.0164569">
            <text:p>0.02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014">
            <text:p>4.3</text:p>
          </table:table-cell>
          <table:table-cell/>
          <table:table-cell table:formula="of:=INDIRECT(ADDRESS([.K22];6;4))" office:value-type="float" office:value="0.00692883">
            <text:p>0.01</text:p>
          </table:table-cell>
          <table:table-cell table:formula="of:=INDIRECT(ADDRESS([.L22];6;4))" office:value-type="float" office:value="0.015296">
            <text:p>0.02</text:p>
          </table:table-cell>
          <table:table-cell table:formula="of:=INDIRECT(ADDRESS([.M22];6;4))" office:value-type="float" office:value="0.0144352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2146">
            <text:p>0.01</text:p>
          </table:table-cell>
          <table:table-cell/>
          <table:table-cell table:formula="of:=INDIRECT(ADDRESS([.K23];6;4))" office:value-type="float" office:value="0.00591107">
            <text:p>0.01</text:p>
          </table:table-cell>
          <table:table-cell table:formula="of:=INDIRECT(ADDRESS([.L23];6;4))" office:value-type="float" office:value="0.00880439">
            <text:p>0.01</text:p>
          </table:table-cell>
          <table:table-cell table:formula="of:=INDIRECT(ADDRESS([.M23];6;4))" office:value-type="float" office:value="0.00829709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29219">
            <text:p>4.29</text:p>
          </table:table-cell>
          <table:table-cell/>
          <table:table-cell table:formula="of:=INDIRECT(ADDRESS([.K24];6;4))" office:value-type="float" office:value="0.005791">
            <text:p>0.01</text:p>
          </table:table-cell>
          <table:table-cell table:formula="of:=INDIRECT(ADDRESS([.L24];6;4))" office:value-type="float" office:value="0.0087412">
            <text:p>0.01</text:p>
          </table:table-cell>
          <table:table-cell table:formula="of:=INDIRECT(ADDRESS([.M24];6;4))" office:value-type="float" office:value="0.00827978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086">
            <text:p>4.3</text:p>
          </table:table-cell>
          <table:table-cell/>
          <table:table-cell table:style-name="ce7" table:formula="of:=SUM([.H2:.H24])" office:value-type="float" office:value="0.13286922">
            <text:p>0.13287</text:p>
          </table:table-cell>
          <table:table-cell table:style-name="ce7" table:formula="of:=SUM([.I2:.I24])" office:value-type="float" office:value="0.22365481">
            <text:p>0.22365</text:p>
          </table:table-cell>
          <table:table-cell table:style-name="ce7" table:formula="of:=SUM([.J2:.J24])" office:value-type="float" office:value="0.21778539">
            <text:p>0.21779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7146">
            <text:p>0.01</text:p>
          </table:table-cell>
          <table:table-cell/>
          <table:table-cell table:style-name="ce7" table:formula="of:=AVERAGE([.H2:.H24])" office:value-type="float" office:value="0.00577692260869565">
            <text:p>0.00578</text:p>
          </table:table-cell>
          <table:table-cell table:style-name="ce7" table:formula="of:=AVERAGE([.I2:.I24])" office:value-type="float" office:value="0.00972412217391305">
            <text:p>0.00972</text:p>
          </table:table-cell>
          <table:table-cell table:style-name="ce7" table:formula="of:=AVERAGE([.J2:.J24])" office:value-type="float" office:value="0.00946893">
            <text:p>0.00947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98">
            <text:p>1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0147">
            <text:p>4.3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148">
            <text:p>4.3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58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391">
            <text:p>60.04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0146">
            <text:p>4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152">
            <text:p>4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811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86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0149">
            <text:p>4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151">
            <text:p>4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98">
            <text:p>19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158">
            <text:p>4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0716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78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717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621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38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0832">
            <text:p>4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722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999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1812">
            <text:p>4.3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814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1419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9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184">
            <text:p>59.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1812">
            <text:p>4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818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48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20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1815">
            <text:p>4.3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1817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1824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2377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35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2378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343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49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2457">
            <text:p>4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417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030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3481">
            <text:p>4.3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483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6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993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3481">
            <text:p>4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487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146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3484">
            <text:p>4.3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3486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3493">
            <text:p>4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4055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17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4055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4968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29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4171">
            <text:p>4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063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193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148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15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34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7558">
            <text:p>5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5147">
            <text:p>4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153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82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64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15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153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16">
            <text:p>4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5711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1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711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583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5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5845">
            <text:p>4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713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79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6821">
            <text:p>4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836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42573">
            <text:p>1.4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634">
            <text:p>6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6821">
            <text:p>4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6839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485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61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6836">
            <text:p>4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6838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6845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7423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5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424">
            <text:p>4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262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37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7554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38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600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8486">
            <text:p>4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489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4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078">
            <text:p>6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38486">
            <text:p>4.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8492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151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93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38489">
            <text:p>4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8491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8498">
            <text:p>4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083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47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083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39941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78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39214">
            <text:p>4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055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09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0153">
            <text:p>4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161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01728">
            <text:p>8.0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6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15">
            <text:p>6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0152">
            <text:p>4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164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817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8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0161">
            <text:p>4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163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4027">
            <text:p>1.5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17">
            <text:p>4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073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057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731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604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28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0846">
            <text:p>4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719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313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1819">
            <text:p>4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827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4082">
            <text:p>7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7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5982">
            <text:p>59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1818">
            <text:p>4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1829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49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0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1827">
            <text:p>4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1829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46128">
            <text:p>1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1836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2406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02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406">
            <text:p>4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293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60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2527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4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31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3497">
            <text:p>4.4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499">
            <text:p>4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1604">
            <text:p>60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3496">
            <text:p>4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3502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158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55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35">
            <text:p>4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3501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5875">
            <text:p>1.6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3508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094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57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094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4967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25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4222">
            <text:p>4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071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932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5159">
            <text:p>4.4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167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29374">
            <text:p>8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9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042">
            <text:p>59.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5158">
            <text:p>4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517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827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6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5168">
            <text:p>4.4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17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5177">
            <text:p>4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573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573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609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5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5837">
            <text:p>4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727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98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6828">
            <text:p>4.4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836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0133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5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391">
            <text:p>6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6828">
            <text:p>4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839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492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6837">
            <text:p>4.4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6838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7976">
            <text:p>1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6845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7397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1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397">
            <text:p>4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312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50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7505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413">
            <text:p>4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83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8494">
            <text:p>4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505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06634">
            <text:p>1.0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71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8249">
            <text:p>59.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48493">
            <text:p>4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8508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16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48505">
            <text:p>4.4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8507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9824">
            <text:p>1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8514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49084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00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085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06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2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49162">
            <text:p>4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123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110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0165">
            <text:p>4.5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174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33323">
            <text:p>8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4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719">
            <text:p>60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0165">
            <text:p>4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177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829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18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0174">
            <text:p>4.5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176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3774">
            <text:p>1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183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0748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51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749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679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01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0825">
            <text:p>4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763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809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83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838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97779">
            <text:p>7.9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53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0.0463">
            <text:p>6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183">
            <text:p>4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841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494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30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1839">
            <text:p>4.5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184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5875">
            <text:p>1.6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1847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2405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70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2405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35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44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2493">
            <text:p>4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431">
            <text:p>4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77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3496">
            <text:p>4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503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4082">
            <text:p>7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7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581">
            <text:p>59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3495">
            <text:p>4.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506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162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5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3504">
            <text:p>4.5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3506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1925">
            <text:p>1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3512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4074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1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074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013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88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4176">
            <text:p>4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096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043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5163">
            <text:p>4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171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0133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68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9.9368">
            <text:p>5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5163">
            <text:p>4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174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83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64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5172">
            <text:p>4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173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57976">
            <text:p>1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18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5735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42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735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639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39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5849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741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15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6832">
            <text:p>4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834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747">
            <text:p>1.9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489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7.1758">
            <text:p>57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6831">
            <text:p>4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6837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8579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4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6834">
            <text:p>4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6837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6843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7397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397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8443">
            <text:p>4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7474">
            <text:p>4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851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38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8581">
            <text:p>4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8583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37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423">
            <text:p>54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5858">
            <text:p>4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8587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417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29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58584">
            <text:p>4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8586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8593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59257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632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258">
            <text:p>4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223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56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59526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327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073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0418">
            <text:p>4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421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4357">
            <text:p>2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103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2166">
            <text:p>32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0418">
            <text:p>4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424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352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095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0422">
            <text:p>4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0424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0431">
            <text:p>4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1066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514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1067">
            <text:p>4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2794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0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152">
            <text:p>4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3166">
            <text:p>4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569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3523">
            <text:p>4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3526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8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90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8352">
            <text:p>41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3522">
            <text:p>4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3529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911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81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3527">
            <text:p>4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3529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3539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4232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928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233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763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29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4409">
            <text:p>4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853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435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5913">
            <text:p>4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915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6458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6019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2.4222">
            <text:p>62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5912">
            <text:p>4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5925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513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879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5916">
            <text:p>4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5918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5944">
            <text:p>4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6535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110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536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416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04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6642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471">
            <text:p>4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970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7515">
            <text:p>4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517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61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4.0599">
            <text:p>64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7514">
            <text:p>4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7521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74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33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7518">
            <text:p>4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752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7527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8106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8107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8981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4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8205">
            <text:p>4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33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797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9076">
            <text:p>4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78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8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521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65.7346">
            <text:p>65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4.69075">
            <text:p>4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81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595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142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4.69078">
            <text:p>4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08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087">
            <text:p>4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69669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17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4.69669">
            <text:p>4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4.70508">
            <text:p>4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14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0H00M00S">
            <text:p>12:00:00 AM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80286">
            <text:p>0</text:p>
          </table:table-cell>
          <table:table-cell table:formula="of:=INDIRECT(ADDRESS([.L2];6;4))" office:value-type="float" office:value="0.0105496">
            <text:p>0.01</text:p>
          </table:table-cell>
          <table:table-cell table:formula="of:=INDIRECT(ADDRESS([.M2];6;4))" office:value-type="float" office:value="0.0106292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70847">
            <text:p>0</text:p>
          </table:table-cell>
          <table:table-cell table:formula="of:=INDIRECT(ADDRESS([.L3];6;4))" office:value-type="float" office:value="0.00889247">
            <text:p>0.01</text:p>
          </table:table-cell>
          <table:table-cell table:formula="of:=INDIRECT(ADDRESS([.M3];6;4))" office:value-type="float" office:value="0.0088125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3"/>
          <table:table-cell table:formula="of:=INDIRECT(ADDRESS([.K4];6;4))" office:value-type="float" office:value="0.00466779">
            <text:p>0</text:p>
          </table:table-cell>
          <table:table-cell table:formula="of:=INDIRECT(ADDRESS([.L4];6;4))" office:value-type="float" office:value="0.0103636">
            <text:p>0.01</text:p>
          </table:table-cell>
          <table:table-cell table:formula="of:=INDIRECT(ADDRESS([.M4];6;4))" office:value-type="float" office:value="0.0103463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9161">
            <text:p>7.19E+000</text:p>
          </table:table-cell>
          <table:table-cell/>
          <table:table-cell table:formula="of:=INDIRECT(ADDRESS([.K5];6;4))" office:value-type="float" office:value="0.00548532">
            <text:p>0.01</text:p>
          </table:table-cell>
          <table:table-cell table:formula="of:=INDIRECT(ADDRESS([.L5];6;4))" office:value-type="float" office:value="0.00824397">
            <text:p>0.01</text:p>
          </table:table-cell>
          <table:table-cell table:formula="of:=INDIRECT(ADDRESS([.M5];6;4))" office:value-type="float" office:value="0.00812723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166">
            <text:p>7.19</text:p>
          </table:table-cell>
          <table:table-cell/>
          <table:table-cell table:formula="of:=INDIRECT(ADDRESS([.K6];6;4))" office:value-type="float" office:value="0.00485855">
            <text:p>0</text:p>
          </table:table-cell>
          <table:table-cell table:formula="of:=INDIRECT(ADDRESS([.L6];6;4))" office:value-type="float" office:value="0.00809153">
            <text:p>0.01</text:p>
          </table:table-cell>
          <table:table-cell table:formula="of:=INDIRECT(ADDRESS([.M6];6;4))" office:value-type="float" office:value="0.00819837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77877">
            <text:p>4.78E-005</text:p>
          </table:table-cell>
          <table:table-cell/>
          <table:table-cell table:formula="of:=INDIRECT(ADDRESS([.K7];6;4))" office:value-type="float" office:value="0.00471716">
            <text:p>0</text:p>
          </table:table-cell>
          <table:table-cell table:formula="of:=INDIRECT(ADDRESS([.L7];6;4))" office:value-type="float" office:value="0.00927121">
            <text:p>0.01</text:p>
          </table:table-cell>
          <table:table-cell table:formula="of:=INDIRECT(ADDRESS([.M7];6;4))" office:value-type="float" office:value="0.00918979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2946">
            <text:p>0.03</text:p>
          </table:table-cell>
          <table:table-cell table:number-columns-repeated="3"/>
          <table:table-cell table:formula="of:=INDIRECT(ADDRESS([.K8];6;4))" office:value-type="float" office:value="0.00463383">
            <text:p>0</text:p>
          </table:table-cell>
          <table:table-cell table:formula="of:=INDIRECT(ADDRESS([.L8];6;4))" office:value-type="float" office:value="0.0105552">
            <text:p>0.01</text:p>
          </table:table-cell>
          <table:table-cell table:formula="of:=INDIRECT(ADDRESS([.M8];6;4))" office:value-type="float" office:value="0.010649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349">
            <text:p>30.03</text:p>
          </table:table-cell>
          <table:table-cell table:number-columns-repeated="3"/>
          <table:table-cell table:formula="of:=INDIRECT(ADDRESS([.K9];6;4))" office:value-type="float" office:value="0.00466542">
            <text:p>0</text:p>
          </table:table-cell>
          <table:table-cell table:formula="of:=INDIRECT(ADDRESS([.L9];6;4))" office:value-type="float" office:value="0.00834587">
            <text:p>0.01</text:p>
          </table:table-cell>
          <table:table-cell table:formula="of:=INDIRECT(ADDRESS([.M9];6;4))" office:value-type="float" office:value="0.00827741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9149">
            <text:p>7.19</text:p>
          </table:table-cell>
          <table:table-cell table:number-columns-repeated="3"/>
          <table:table-cell table:formula="of:=INDIRECT(ADDRESS([.K10];6;4))" office:value-type="float" office:value="0.00464923">
            <text:p>0</text:p>
          </table:table-cell>
          <table:table-cell table:formula="of:=INDIRECT(ADDRESS([.L10];6;4))" office:value-type="float" office:value="0.00906861">
            <text:p>0.01</text:p>
          </table:table-cell>
          <table:table-cell table:formula="of:=INDIRECT(ADDRESS([.M10];6;4))" office:value-type="float" office:value="0.00901306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169">
            <text:p>7.19</text:p>
          </table:table-cell>
          <table:table-cell/>
          <table:table-cell table:formula="of:=INDIRECT(ADDRESS([.K11];6;4))" office:value-type="float" office:value="0.00463028">
            <text:p>0</text:p>
          </table:table-cell>
          <table:table-cell table:formula="of:=INDIRECT(ADDRESS([.L11];6;4))" office:value-type="float" office:value="0.0088119">
            <text:p>0.01</text:p>
          </table:table-cell>
          <table:table-cell table:formula="of:=INDIRECT(ADDRESS([.M11];6;4))" office:value-type="float" office:value="0.00861437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477">
            <text:p>7.22</text:p>
          </table:table-cell>
          <table:table-cell/>
          <table:table-cell table:formula="of:=INDIRECT(ADDRESS([.K12];6;4))" office:value-type="float" office:value="0.00492293">
            <text:p>0</text:p>
          </table:table-cell>
          <table:table-cell table:formula="of:=INDIRECT(ADDRESS([.L12];6;4))" office:value-type="float" office:value="0.00811562">
            <text:p>0.01</text:p>
          </table:table-cell>
          <table:table-cell table:formula="of:=INDIRECT(ADDRESS([.M12];6;4))" office:value-type="float" office:value="0.0081816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0837">
            <text:p>0.03</text:p>
          </table:table-cell>
          <table:table-cell/>
          <table:table-cell table:formula="of:=INDIRECT(ADDRESS([.K13];6;4))" office:value-type="float" office:value="0.0046599">
            <text:p>0</text:p>
          </table:table-cell>
          <table:table-cell table:formula="of:=INDIRECT(ADDRESS([.L13];6;4))" office:value-type="float" office:value="0.00893472">
            <text:p>0.01</text:p>
          </table:table-cell>
          <table:table-cell table:formula="of:=INDIRECT(ADDRESS([.M13];6;4))" office:value-type="float" office:value="0.00883082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9166">
            <text:p>7.19E+000</text:p>
          </table:table-cell>
          <table:table-cell/>
          <table:table-cell table:formula="of:=INDIRECT(ADDRESS([.K14];6;4))" office:value-type="float" office:value="0.00466108">
            <text:p>0</text:p>
          </table:table-cell>
          <table:table-cell table:formula="of:=INDIRECT(ADDRESS([.L14];6;4))" office:value-type="float" office:value="0.00830006">
            <text:p>0.01</text:p>
          </table:table-cell>
          <table:table-cell table:formula="of:=INDIRECT(ADDRESS([.M14];6;4))" office:value-type="float" office:value="0.00823885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168">
            <text:p>7.19</text:p>
          </table:table-cell>
          <table:table-cell/>
          <table:table-cell table:formula="of:=INDIRECT(ADDRESS([.K15];6;4))" office:value-type="float" office:value="0.00462514">
            <text:p>0</text:p>
          </table:table-cell>
          <table:table-cell table:formula="of:=INDIRECT(ADDRESS([.L15];6;4))" office:value-type="float" office:value="0.00918354">
            <text:p>0.01</text:p>
          </table:table-cell>
          <table:table-cell table:formula="of:=INDIRECT(ADDRESS([.M15];6;4))" office:value-type="float" office:value="0.00897302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1672">
            <text:p>1.82E-005</text:p>
          </table:table-cell>
          <table:table-cell/>
          <table:table-cell table:formula="of:=INDIRECT(ADDRESS([.K16];6;4))" office:value-type="float" office:value="0.00465042">
            <text:p>0</text:p>
          </table:table-cell>
          <table:table-cell table:formula="of:=INDIRECT(ADDRESS([.L16];6;4))" office:value-type="float" office:value="0.0122088">
            <text:p>0.01</text:p>
          </table:table-cell>
          <table:table-cell table:formula="of:=INDIRECT(ADDRESS([.M16];6;4))" office:value-type="float" office:value="0.0124059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INDIRECT(ADDRESS([.K17];6;4))" office:value-type="float" office:value="0.00469939">
            <text:p>0</text:p>
          </table:table-cell>
          <table:table-cell table:formula="of:=INDIRECT(ADDRESS([.L17];6;4))" office:value-type="float" office:value="0.012422">
            <text:p>0.01</text:p>
          </table:table-cell>
          <table:table-cell table:formula="of:=INDIRECT(ADDRESS([.M17];6;4))" office:value-type="float" office:value="0.0123303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179">
            <text:p>7.19</text:p>
          </table:table-cell>
          <table:table-cell/>
          <table:table-cell table:formula="of:=INDIRECT(ADDRESS([.K18];6;4))" office:value-type="float" office:value="0.00467174">
            <text:p>0</text:p>
          </table:table-cell>
          <table:table-cell table:formula="of:=INDIRECT(ADDRESS([.L18];6;4))" office:value-type="float" office:value="0.00919617">
            <text:p>0.01</text:p>
          </table:table-cell>
          <table:table-cell table:formula="of:=INDIRECT(ADDRESS([.M18];6;4))" office:value-type="float" office:value="0.00913898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659">
            <text:p>7.2</text:p>
          </table:table-cell>
          <table:table-cell/>
          <table:table-cell table:formula="of:=INDIRECT(ADDRESS([.K19];6;4))" office:value-type="float" office:value="0.0047452">
            <text:p>0</text:p>
          </table:table-cell>
          <table:table-cell table:formula="of:=INDIRECT(ADDRESS([.L19];6;4))" office:value-type="float" office:value="0.00901174">
            <text:p>0.01</text:p>
          </table:table-cell>
          <table:table-cell table:formula="of:=INDIRECT(ADDRESS([.M19];6;4))" office:value-type="float" office:value="0.00893251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286">
            <text:p>0</text:p>
          </table:table-cell>
          <table:table-cell/>
          <table:table-cell table:formula="of:=INDIRECT(ADDRESS([.K20];6;4))" office:value-type="float" office:value="0.00477522">
            <text:p>0</text:p>
          </table:table-cell>
          <table:table-cell table:formula="of:=INDIRECT(ADDRESS([.L20];6;4))" office:value-type="float" office:value="0.00809153">
            <text:p>0.01</text:p>
          </table:table-cell>
          <table:table-cell table:formula="of:=INDIRECT(ADDRESS([.M20];6;4))" office:value-type="float" office:value="0.00815667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659">
            <text:p>7.2</text:p>
          </table:table-cell>
          <table:table-cell/>
          <table:table-cell table:formula="of:=INDIRECT(ADDRESS([.K21];6;4))" office:value-type="float" office:value="0.00464331">
            <text:p>0</text:p>
          </table:table-cell>
          <table:table-cell table:formula="of:=INDIRECT(ADDRESS([.L21];6;4))" office:value-type="float" office:value="0.00805006">
            <text:p>0.01</text:p>
          </table:table-cell>
          <table:table-cell table:formula="of:=INDIRECT(ADDRESS([.M21];6;4))" office:value-type="float" office:value="0.00795104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0714">
            <text:p>7.21</text:p>
          </table:table-cell>
          <table:table-cell/>
          <table:table-cell table:formula="of:=INDIRECT(ADDRESS([.K22];6;4))" office:value-type="float" office:value="0.00475231">
            <text:p>0</text:p>
          </table:table-cell>
          <table:table-cell table:formula="of:=INDIRECT(ADDRESS([.L22];6;4))" office:value-type="float" office:value="0.00987192">
            <text:p>0.01</text:p>
          </table:table-cell>
          <table:table-cell table:formula="of:=INDIRECT(ADDRESS([.M22];6;4))" office:value-type="float" office:value="0.00983229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496">
            <text:p>0.01</text:p>
          </table:table-cell>
          <table:table-cell/>
          <table:table-cell table:formula="of:=INDIRECT(ADDRESS([.K23];6;4))" office:value-type="float" office:value="0.00469939">
            <text:p>0</text:p>
          </table:table-cell>
          <table:table-cell table:formula="of:=INDIRECT(ADDRESS([.L23];6;4))" office:value-type="float" office:value="0.00825187">
            <text:p>0.01</text:p>
          </table:table-cell>
          <table:table-cell table:formula="of:=INDIRECT(ADDRESS([.M23];6;4))" office:value-type="float" office:value="0.00820995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547">
            <text:p>7.21</text:p>
          </table:table-cell>
          <table:table-cell/>
          <table:table-cell table:formula="of:=INDIRECT(ADDRESS([.K24];6;4))" office:value-type="float" office:value="0.00465358">
            <text:p>0</text:p>
          </table:table-cell>
          <table:table-cell table:formula="of:=INDIRECT(ADDRESS([.L24];6;4))" office:value-type="float" office:value="0.00888852">
            <text:p>0.01</text:p>
          </table:table-cell>
          <table:table-cell table:formula="of:=INDIRECT(ADDRESS([.M24];6;4))" office:value-type="float" office:value="0.00890765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61">
            <text:p>7.22</text:p>
          </table:table-cell>
          <table:table-cell/>
          <table:table-cell table:style-name="ce7" table:formula="of:=SUM([.H2:.H24])" office:value-type="float" office:value="0.10897852">
            <text:p>0.10898</text:p>
          </table:table-cell>
          <table:table-cell table:style-name="ce7" table:formula="of:=SUM([.I2:.I24])" office:value-type="float" office:value="0.21272051">
            <text:p>0.21272</text:p>
          </table:table-cell>
          <table:table-cell table:style-name="ce7" table:formula="of:=SUM([.J2:.J24])" office:value-type="float" office:value="0.21194735">
            <text:p>0.2119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292">
            <text:p>0.01</text:p>
          </table:table-cell>
          <table:table-cell/>
          <table:table-cell table:style-name="ce7" table:formula="of:=AVERAGE([.H2:.H24])" office:value-type="float" office:value="0.00473819652173913">
            <text:p>0.00474</text:p>
          </table:table-cell>
          <table:table-cell table:style-name="ce7" table:formula="of:=AVERAGE([.I2:.I24])" office:value-type="float" office:value="0.00924871782608696">
            <text:p>0.00925</text:p>
          </table:table-cell>
          <table:table-cell table:style-name="ce7" table:formula="of:=AVERAGE([.J2:.J24])" office:value-type="float" office:value="0.00921510217391304">
            <text:p>0.00922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2485">
            <text:p>7.22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496">
            <text:p>7.22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10188">
            <text:p>1.10E-00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87">
            <text:p>0.0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517">
            <text:p>29.95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2478">
            <text:p>7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499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816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7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2496">
            <text:p>7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498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506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976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08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977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3866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92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3967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848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12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5817">
            <text:p>7.2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82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00863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9655">
            <text:p>19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5817">
            <text:p>7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824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0819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99512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5821">
            <text:p>7.2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823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83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297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77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6298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7334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6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052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086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46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0826">
            <text:p>7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0829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6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2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31">
            <text:p>3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0825">
            <text:p>7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0832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154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24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0829">
            <text:p>7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0831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0839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388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85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388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2213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43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2378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319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272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156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158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793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5912">
            <text:p>29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4155">
            <text:p>7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162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7534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714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159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161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169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655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585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655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5464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91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5686">
            <text:p>7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506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983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7535">
            <text:p>7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7538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2968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3317">
            <text:p>30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7535">
            <text:p>7.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7541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0831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896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7538">
            <text:p>7.3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754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7549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8021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17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8021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8948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712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8978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9897">
            <text:p>7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97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0832">
            <text:p>7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0834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9571">
            <text:p>1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68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688">
            <text:p>29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40832">
            <text:p>7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0837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4167">
            <text:p>7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99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0835">
            <text:p>7.4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0837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0847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1311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3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1311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2367">
            <text:p>7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5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2211">
            <text:p>7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3276">
            <text:p>7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49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4169">
            <text:p>7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4171">
            <text:p>7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20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114">
            <text:p>3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44168">
            <text:p>7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4176">
            <text:p>7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75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39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4172">
            <text:p>7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4175">
            <text:p>7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4187">
            <text:p>7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4653">
            <text:p>7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5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4654">
            <text:p>7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5488">
            <text:p>7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45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5673">
            <text:p>7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65">
            <text:p>7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774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7501">
            <text:p>7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7503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2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053">
            <text:p>3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475">
            <text:p>7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7507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0832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5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47504">
            <text:p>7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7506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7513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7978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9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7979">
            <text:p>7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8885">
            <text:p>7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8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8964">
            <text:p>7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9865">
            <text:p>7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13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0834">
            <text:p>7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0836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3521">
            <text:p>1.9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01139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9545">
            <text:p>19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0833">
            <text:p>7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084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5844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00393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0836">
            <text:p>7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0839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0846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1309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02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1309">
            <text:p>7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219">
            <text:p>7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1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3162">
            <text:p>7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4024">
            <text:p>7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43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5845">
            <text:p>7.5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5847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290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384">
            <text:p>3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5845">
            <text:p>7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5851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173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13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5848">
            <text:p>7.5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5851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5858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635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922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6351">
            <text:p>7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63">
            <text:p>7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15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359">
            <text:p>7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8177">
            <text:p>7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81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918">
            <text:p>7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182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15106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4.0903">
            <text:p>24.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9174">
            <text:p>7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18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324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13842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59183">
            <text:p>7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18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723">
            <text:p>1.7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19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661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662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055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34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1063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1946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308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63325">
            <text:p>7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328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27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9.5679">
            <text:p>39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3325">
            <text:p>7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3331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851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205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63328">
            <text:p>7.6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33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5622">
            <text:p>1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3337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80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1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3804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634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00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42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251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388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65858">
            <text:p>7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86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1672">
            <text:p>1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02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281">
            <text:p>3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5852">
            <text:p>7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5863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181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82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65861">
            <text:p>7.6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862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5875">
            <text:p>1.6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5869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6332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51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6332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5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33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8227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730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9189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193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06788">
            <text:p>4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492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8574">
            <text:p>29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9182">
            <text:p>7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9198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24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56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69195">
            <text:p>7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198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6458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9205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67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04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967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891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0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48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1721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405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2532">
            <text:p>7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41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33323">
            <text:p>8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281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47">
            <text:p>3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2531">
            <text:p>7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44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859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44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2541">
            <text:p>7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43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52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3022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93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022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265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4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841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074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330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5866">
            <text:p>7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874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62234">
            <text:p>7.6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21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11">
            <text:p>3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586">
            <text:p>7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877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191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3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5874">
            <text:p>7.7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876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81672">
            <text:p>1.8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883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351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17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6351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27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96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325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239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389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9192">
            <text:p>7.7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19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99044">
            <text:p>6.9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51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837">
            <text:p>29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9192">
            <text:p>7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202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526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3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792">
            <text:p>7.7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202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3774">
            <text:p>1.7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20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683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45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684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585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11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067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564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325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2528">
            <text:p>7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534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635853">
            <text:p>6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99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404">
            <text:p>29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2527">
            <text:p>7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2537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863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59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2535">
            <text:p>7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536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9824">
            <text:p>1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2543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02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752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021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83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91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04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4861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566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5868">
            <text:p>7.8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882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4731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23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093">
            <text:p>30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5867">
            <text:p>7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88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198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25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5883">
            <text:p>7.8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885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723">
            <text:p>1.7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892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635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33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357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162">
            <text:p>7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50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402">
            <text:p>7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8198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510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92">
            <text:p>7.8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224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4091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60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759">
            <text:p>29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9199">
            <text:p>7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9227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2534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069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89225">
            <text:p>7.8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227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1419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9234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71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523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971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0697">
            <text:p>7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71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0645">
            <text:p>7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1628">
            <text:p>7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322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92542">
            <text:p>7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2551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88615">
            <text:p>8.8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77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599">
            <text:p>29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2535">
            <text:p>7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2554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872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182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92551">
            <text:p>7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2553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77723">
            <text:p>1.7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256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3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93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31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856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51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4052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87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099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95874">
            <text:p>7.9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881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26689">
            <text:p>7.2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14892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4.1026">
            <text:p>24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5873">
            <text:p>7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884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021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1369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95882">
            <text:p>7.9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883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69824">
            <text:p>1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89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6356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3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6356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45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88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751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642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076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8.00023">
            <text:p>8.0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03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42487">
            <text:p>7.4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3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0025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0022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0033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354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0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8.00031">
            <text:p>8.0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033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3521">
            <text:p>1.9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004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524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36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0524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361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652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11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8T11:25:46.49</dc:date>
    <meta:editing-duration>PT02H35M05S</meta:editing-duration>
    <meta:editing-cycles>27</meta:editing-cycles>
    <meta:generator>OpenOffice.org/3.1$Win32 OpenOffice.org_project/310m11$Build-9399</meta:generator>
    <meta:document-statistic meta:table-count="5" meta:cell-count="10932" meta:object-count="0"/>
  </office:meta>
</office:document-meta>
</file>